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/>
    </style:style>
    <style:style style:name="P2" style:family="paragraph" style:parent-style-name="Standard">
      <style:text-properties fo:font-size="10pt" officeooo:rsid="0014557d" officeooo:paragraph-rsid="0014557d" style:font-size-asian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Standard">
      <style:text-properties fo:font-size="10pt" style:font-size-asian="10pt"/>
    </style:style>
    <style:style style:name="P8" style:family="paragraph" style:parent-style-name="Standard" style:list-style-name="L3">
      <style:text-properties fo:font-size="10pt" fo:language="pt" fo:country="BR" officeooo:rsid="002342df" officeooo:paragraph-rsid="002342df" style:font-size-asian="8.75pt" style:font-size-complex="10pt" style:language-complex="ar" style:country-complex="SA"/>
    </style:style>
    <style:style style:name="P9" style:family="paragraph" style:parent-style-name="Standard">
      <style:text-properties officeooo:rsid="0014f398" officeooo:paragraph-rsid="0014f398"/>
    </style:style>
    <style:style style:name="P10" style:family="paragraph" style:parent-style-name="Standard">
      <style:text-properties officeooo:paragraph-rsid="0014f398"/>
    </style:style>
    <style:style style:name="P11" style:family="paragraph" style:parent-style-name="Standard" style:list-style-name="L1">
      <style:text-properties officeooo:paragraph-rsid="001f28ab"/>
    </style:style>
    <style:style style:name="P12" style:family="paragraph" style:parent-style-name="Standard" style:list-style-name="WW8Num5">
      <style:text-properties officeooo:paragraph-rsid="002342df"/>
    </style:style>
    <style:style style:name="P13" style:family="paragraph" style:parent-style-name="Standard">
      <style:paragraph-properties fo:margin-left="0cm" fo:margin-right="0cm" fo:text-indent="0cm" style:auto-text-indent="false"/>
      <style:text-properties officeooo:paragraph-rsid="001a7d3b"/>
    </style:style>
    <style:style style:name="P14" style:family="paragraph" style:parent-style-name="Text_20_body" style:list-style-name="WW8Num6"/>
    <style:style style:name="P15" style:family="paragraph" style:parent-style-name="Text_20_body">
      <style:text-properties fo:language="pt" fo:country="BR" style:language-complex="ar" style:country-complex="SA"/>
    </style:style>
    <style:style style:name="P16" style:family="paragraph" style:parent-style-name="Text_20_body">
      <style:text-properties fo:language="pt" fo:country="BR" officeooo:paragraph-rsid="00168783" style:language-complex="ar" style:country-complex="SA"/>
    </style:style>
    <style:style style:name="P17" style:family="paragraph" style:parent-style-name="Text_20_body">
      <style:text-properties fo:language="pt" fo:country="BR" officeooo:rsid="001806d6" officeooo:paragraph-rsid="001806d6" style:language-complex="ar" style:country-complex="SA"/>
    </style:style>
    <style:style style:name="P18" style:family="paragraph" style:parent-style-name="Text_20_body" style:list-style-name="WW8Num7">
      <style:text-properties fo:language="pt" fo:country="BR" officeooo:rsid="00191163" officeooo:paragraph-rsid="00191163" style:language-complex="ar" style:country-complex="SA"/>
    </style:style>
    <style:style style:name="P19" style:family="paragraph" style:parent-style-name="Text_20_body" style:list-style-name="WW8Num7">
      <style:text-properties fo:language="pt" fo:country="BR" officeooo:rsid="001a7d3b" officeooo:paragraph-rsid="001a7d3b" style:language-complex="ar" style:country-complex="SA"/>
    </style:style>
    <style:style style:name="P20" style:family="paragraph" style:parent-style-name="Text_20_body" style:list-style-name="WW8Num2">
      <style:text-properties fo:language="pt" fo:country="BR" style:language-complex="ar" style:country-complex="SA"/>
    </style:style>
    <style:style style:name="P21" style:family="paragraph" style:parent-style-name="Text_20_body" style:list-style-name="WW8Num2">
      <style:text-properties fo:language="pt" fo:country="BR" officeooo:paragraph-rsid="001a7d3b" style:language-complex="ar" style:country-complex="SA"/>
    </style:style>
    <style:style style:name="P22" style:family="paragraph" style:parent-style-name="Text_20_body" style:list-style-name="WW8Num5">
      <style:text-properties fo:language="pt" fo:country="BR" officeooo:rsid="0021018f" officeooo:paragraph-rsid="0021018f" style:language-complex="ar" style:country-complex="SA"/>
    </style:style>
    <style:style style:name="P23" style:family="paragraph" style:parent-style-name="Text_20_body" style:list-style-name="WW8Num5">
      <style:text-properties fo:language="pt" fo:country="BR" officeooo:rsid="00219daf" officeooo:paragraph-rsid="00219daf" style:language-complex="ar" style:country-complex="SA"/>
    </style:style>
    <style:style style:name="P24" style:family="paragraph" style:parent-style-name="Text_20_body" style:list-style-name="L4">
      <style:text-properties fo:language="pt" fo:country="BR" officeooo:rsid="0024eb3a" officeooo:paragraph-rsid="0024eb3a" style:language-complex="ar" style:country-complex="SA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fo:language="pt" fo:country="BR" officeooo:rsid="0014f398" officeooo:paragraph-rsid="0014f398" style:language-complex="ar" style:country-complex="SA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fo:language="pt" fo:country="BR" officeooo:rsid="001806d6" officeooo:paragraph-rsid="001806d6" style:language-complex="ar" style:country-complex="SA"/>
    </style:style>
    <style:style style:name="P27" style:family="paragraph" style:parent-style-name="Heading" style:master-page-name="Standard">
      <style:paragraph-properties style:page-number="auto"/>
      <style:text-properties fo:language="pt" fo:country="BR" style:language-complex="ar" style:country-complex="SA"/>
    </style:style>
    <style:style style:name="P28" style:family="paragraph" style:parent-style-name="Heading_20_1">
      <style:text-properties officeooo:rsid="0014f398" officeooo:paragraph-rsid="0014f398"/>
    </style:style>
    <style:style style:name="P29" style:family="paragraph" style:parent-style-name="Heading_20_1">
      <style:text-properties fo:language="pt" fo:country="BR" style:language-complex="ar" style:country-complex="SA"/>
    </style:style>
    <style:style style:name="P30" style:family="paragraph" style:parent-style-name="Heading_20_1">
      <style:text-properties fo:language="pt" fo:country="BR" officeooo:rsid="0014f398" officeooo:paragraph-rsid="0014f398" style:language-complex="ar" style:country-complex="SA"/>
    </style:style>
    <style:style style:name="P31" style:family="paragraph" style:parent-style-name="Heading_20_1">
      <style:text-properties fo:language="pt" fo:country="BR" officeooo:rsid="00168783" officeooo:paragraph-rsid="00168783" style:language-complex="ar" style:country-complex="SA"/>
    </style:style>
    <style:style style:name="P32" style:family="paragraph" style:parent-style-name="Heading_20_1">
      <style:text-properties fo:language="pt" fo:country="BR" officeooo:rsid="00191163" officeooo:paragraph-rsid="00191163" style:language-complex="ar" style:country-complex="SA"/>
    </style:style>
    <style:style style:name="P33" style:family="paragraph" style:parent-style-name="Heading_20_1">
      <style:text-properties fo:language="pt" fo:country="BR" officeooo:rsid="001a7d3b" officeooo:paragraph-rsid="001a7d3b" style:language-complex="ar" style:country-complex="SA"/>
    </style:style>
    <style:style style:name="P34" style:family="paragraph" style:parent-style-name="Heading_20_1">
      <style:text-properties fo:language="pt" fo:country="BR" officeooo:rsid="0021018f" officeooo:paragraph-rsid="0021018f" style:language-complex="ar" style:country-complex="SA"/>
    </style:style>
    <style:style style:name="P35" style:family="paragraph" style:parent-style-name="Heading_20_1">
      <style:text-properties fo:language="pt" fo:country="BR" officeooo:rsid="0024eb3a" officeooo:paragraph-rsid="0024eb3a" style:language-complex="ar" style:country-complex="SA"/>
    </style:style>
    <style:style style:name="P36" style:family="paragraph" style:parent-style-name="Heading_20_2">
      <style:text-properties fo:language="pt" fo:country="BR" style:language-complex="ar" style:country-complex="SA"/>
    </style:style>
    <style:style style:name="P37" style:family="paragraph" style:parent-style-name="Heading_20_2">
      <style:text-properties fo:language="pt" fo:country="BR" officeooo:paragraph-rsid="0014f398" style:language-complex="ar" style:country-complex="SA"/>
    </style:style>
    <style:style style:name="P38" style:family="paragraph" style:parent-style-name="Heading_20_2" style:list-style-name="WW8Num5">
      <style:paragraph-properties fo:margin-left="0cm" fo:margin-right="0cm" fo:text-indent="0cm" style:auto-text-indent="false"/>
      <style:text-properties fo:language="pt" fo:country="BR" officeooo:paragraph-rsid="00219daf" style:language-complex="ar" style:country-complex="SA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pt" fo:country="BR" officeooo:rsid="0015a414" style:font-size-asian="8.75pt" style:font-size-complex="10pt" style:language-complex="ar" style:country-complex="SA"/>
    </style:style>
    <style:style style:name="T4" style:family="text">
      <style:text-properties fo:font-size="10pt" fo:language="pt" fo:country="BR" officeooo:rsid="001a7d3b" style:font-size-asian="8.75pt" style:font-size-complex="10pt" style:language-complex="ar" style:country-complex="SA"/>
    </style:style>
    <style:style style:name="T5" style:family="text">
      <style:text-properties fo:font-size="10pt" fo:language="pt" fo:country="BR" officeooo:rsid="001f28ab" style:font-size-asian="8.75pt" style:font-size-complex="10pt" style:language-complex="ar" style:country-complex="SA"/>
    </style:style>
    <style:style style:name="T6" style:family="text">
      <style:text-properties officeooo:rsid="0014557d"/>
    </style:style>
    <style:style style:name="T7" style:family="text">
      <style:text-properties officeooo:rsid="00148826"/>
    </style:style>
    <style:style style:name="T8" style:family="text">
      <style:text-properties officeooo:rsid="0014f398"/>
    </style:style>
    <style:style style:name="T9" style:family="text">
      <style:text-properties fo:language="pt" fo:country="BR" style:language-complex="ar" style:country-complex="SA"/>
    </style:style>
    <style:style style:name="T10" style:family="text">
      <style:text-properties officeooo:rsid="0015a414"/>
    </style:style>
    <style:style style:name="T11" style:family="text">
      <style:text-properties officeooo:rsid="00168783"/>
    </style:style>
    <style:style style:name="T12" style:family="text">
      <style:text-properties officeooo:rsid="001a7d3b"/>
    </style:style>
    <style:style style:name="T13" style:family="text">
      <style:text-properties officeooo:rsid="001f28ab"/>
    </style:style>
    <style:style style:name="T14" style:family="text">
      <style:text-properties officeooo:rsid="0021018f"/>
    </style:style>
    <style:style style:name="T15" style:family="text">
      <style:text-properties officeooo:rsid="00219daf"/>
    </style:style>
    <style:style style:name="T16" style:family="text">
      <style:text-properties officeooo:rsid="002342d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<text:span text:style-name="T6">Projeto de Engenharia de Software</text:span><text:line-break/><text:span text:style-name="T10">Caso de Uso</text:span>: &lt;<text:span text:style-name="T7">Caso de Uso</text:span>&gt;</text:h>
      <text:h text:style-name="P28" text:outline-level="1">Breve Descrição</text:h>
      <text:p text:style-name="P25"><text:tab/>Para essa descrição será levado em consideração as ações que o usuário pode ter ao utilizar o sistema. Sendo assim, seguindo a análise do diagrama que foi feito foram seguidas as sequências que serão solicitadas pelo usuário.</text:p>
      <text:h text:style-name="P30" text:outline-level="1">Ator Breve Descrição</text:h>
      <text:h text:style-name="P36" text:outline-level="2">&lt;A<text:span text:style-name="T8">tor</text:span> 1 <text:span text:style-name="T8">Usuário Não Logado</text:span>&gt;</text:h>
      <text:p text:style-name="Standard"><text:span text:style-name="T9"><text:tab/></text:span><text:span text:style-name="T3">O usuário não logado tem acesso a algumas funcionalidades básicas do sistema, que no caso em questão são as descrições do site e a estrutura base do site, que é realizar a visualização dos imóveis que estão em destaque no site para que ele seja alugado. </text:span></text:p>
      <text:h text:style-name="P37" text:outline-level="2">&lt;A<text:span text:style-name="T8">tor</text:span> <text:span text:style-name="T8">2</text:span> <text:span text:style-name="T8">Usuário Logado</text:span>&gt;</text:h>
      <text:p text:style-name="P10"><text:span text:style-name="T9"><text:tab/></text:span><text:span text:style-name="T3">O usuário logado possui algumas funções a mais, que são a realização do cadastro do imóvel,a atualização do imóvel cadastrado, a deleção do imóvel cadastrado, listagem das propostas do imóvel e edição do cadastro do imóvel entre outras funcionalidades.</text:span></text:p>
      <text:h text:style-name="P37" text:outline-level="2">&lt;A<text:span text:style-name="T8">tor</text:span> <text:span text:style-name="T8">3</text:span> <text:span text:style-name="T8">Proprietário</text:span>&gt;</text:h>
      <text:p text:style-name="P10"><text:span text:style-name="T9"><text:tab/></text:span><text:span text:style-name="T3">No caso do proprietário ele herda as funcionalidades do usuário logado e pode realizar todas as funcionalidades do usuário logado além de poder aceitar ou negar a proposta por ele recebida.</text:span></text:p>
      <text:h text:style-name="P37" text:outline-level="2">&lt;A<text:span text:style-name="T8">tor</text:span> <text:span text:style-name="T8">4 Inquilino</text:span>&gt;</text:h>
      <text:p text:style-name="P10"><text:span text:style-name="T9"><text:tab/></text:span><text:span text:style-name="T3">O ator inquilino também herda as funcionalidades do usuário logado e pode realizar todas as funcionalidades que o usuário logado faz além de poder fazer a proposta no imóvel do usuário.</text:span></text:p>
      <text:p text:style-name="P9"/>
      <text:h text:style-name="P31" text:outline-level="1">Pré-condição</text:h>
      <text:p text:style-name="P15">&lt;pr<text:span text:style-name="T11">é</text:span>-condi<text:span text:style-name="T11">ção</text:span> 1&gt;</text:p>
      <text:p text:style-name="P26"><text:tab/>Para o usuário não logado, a sua pré-condição é que ele esteja com acesso as páginas do site e possa acessá-las de um notebook ou desktop.</text:p>
      <text:p text:style-name="P16">&lt;pr<text:span text:style-name="T11">é</text:span>-condi<text:span text:style-name="T11">ção</text:span> <text:span text:style-name="T11">2</text:span>&gt;</text:p>
      <text:p text:style-name="P26"><text:tab/>Para o usuário logado, a sua pré-condição é que ele já tenha realizado o cadastro no sistema e sequencialmente tenha feito o seu login.</text:p>
      <text:p text:style-name="P16">&lt;pr<text:span text:style-name="T11">é</text:span>-condi<text:span text:style-name="T11">ção</text:span> <text:span text:style-name="T11">3</text:span>&gt;</text:p>
      <text:p text:style-name="P17">Para o usuário proprietário, a sua pré-condição é que ele já tenha realizado a pré-condição 2.</text:p>
      <text:p text:style-name="P16">&lt;pr<text:span text:style-name="T11">é</text:span>-condi<text:span text:style-name="T11">ção</text:span> <text:span text:style-name="T11">4</text:span>&gt;</text:p>
      <text:p text:style-name="P17">Para o usuário inquilino, a sua pré-condição é que ele já tenha realizado a pré-condição 2.</text:p>
      <text:h text:style-name="P32" text:outline-level="1">Sequência de Eventos básicas</text:h>
      <text:list xml:id="list1537853296" text:style-name="WW8Num7">
        <text:list-item>
          <text:p text:style-name="P18">Inicialmente é necessário que o usuário tenha acesso as páginas do sistema.</text:p>
        </text:list-item>
        <text:list-item>
          <text:p text:style-name="P18">Ele pode navegar pela página, entender como o sistema funciona e caso queira fazer parte do sistema ele deve se cadastrar no site.</text:p>
        </text:list-item>
        <text:list-item>
          <text:p text:style-name="P18">Após se cadastrar ele deve realizar o login no sistema para ter acesso a todas as funcionalidades do sistema.</text:p>
        </text:list-item>
        <text:list-item>
          <text:p text:style-name="P18"><text:soft-page-break/>Ao ter o seu login realizado, o usuário pode ser inquilino, proprietário ou os dois a única exceção é que ele não pode alugar o próprio imóvel.</text:p>
        </text:list-item>
        <text:list-item>
          <text:p text:style-name="P18">Sendo proprietário o usuário pode cadastrar um imóvel no sistema e deixa-lo a disposição para alugar, podendo ser um quarto, apartamento ou casa, isso deve ser especificado no momento de cadastrar o imóvel.</text:p>
        </text:list-item>
        <text:list-item>
          <text:p text:style-name="P18">Ao receber uma proposta ele deve aceitar ou recusar, para que dessa forma o seu imóvel possa receber mais propostas.</text:p>
        </text:list-item>
        <text:list-item>
          <text:p text:style-name="P18">Sendo inquilino ele deve realizar propostas e aguardar o retorno do proprietário do imóvel.</text:p>
        </text:list-item>
        <text:list-item>
          <text:p text:style-name="P19">Tendo o imóvel alugado, o proprietário tem sua funcionalidade finalizada para aquele imóvel e pode cadastrar mais imóveis.</text:p>
        </text:list-item>
        <text:list-item>
          <text:p text:style-name="P19">Tendo o imóvel alugado, o inquilino tem sua funcionalidade finalizada.</text:p>
        </text:list-item>
      </text:list>
      <text:h text:style-name="P33" text:outline-level="1">Rotas Alternativas</text:h>
      <text:h text:style-name="P36" text:outline-level="2">&lt;<text:span text:style-name="T12">rotas alternativas</text:span> 1&gt;</text:h>
      <text:list xml:id="list1614125442" text:style-name="WW8Num2">
        <text:list-item>
          <text:p text:style-name="P20"><text:span text:style-name="T12">O usuário pode navegar no site e não realizar o seu cadastro.</text:span> <text:s/></text:p>
        </text:list-item>
        <text:list-item>
          <text:p text:style-name="P21"><text:span text:style-name="T12">Rota finalizada.</text:span></text:p>
        </text:list-item>
      </text:list>
      <text:p text:style-name="P13"><text:tab/></text:p>
      <text:h text:style-name="P29" text:outline-level="1">Su<text:span text:style-name="T13">b-rotinas </text:span></text:h>
      <text:h text:style-name="P36" text:outline-level="2">&lt;sub-<text:span text:style-name="T13">rotina</text:span> 1&gt;</text:h>
      <text:list xml:id="list3754661148" text:style-name="L1">
        <text:list-item>
          <text:p text:style-name="P11"><text:span text:style-name="T4">O proprietário pode não cadastrar nenhum imóvel.</text:span></text:p>
        </text:list-item>
        <text:list-item>
          <text:p text:style-name="P11"><text:span text:style-name="T4">Rota finalizada.</text:span></text:p>
        </text:list-item>
      </text:list>
      <text:list xml:id="list668104311" text:style-name="WW8Num6">
        <text:list-header>
          <text:p text:style-name="P14"/>
        </text:list-header>
      </text:list>
      <text:h text:style-name="P34" text:outline-level="1">Cenários chave </text:h>
      <text:h text:style-name="P36" text:outline-level="2">&lt;<text:span text:style-name="T14">cenário</text:span> 1&gt;</text:h>
      <text:list xml:id="list3889682424" text:style-name="WW8Num5">
        <text:list-item>
          <text:p text:style-name="P22">Usuário não logado tem acesso <text:span text:style-name="T15">as funcionalidades do site.</text:span></text:p>
        </text:list-item>
        <text:list-item>
          <text:p text:style-name="P23">Usuário não logado pode realizar cadastro e passar a ser usuário logado.</text:p>
          <text:list>
            <text:list-header>
              <text:h text:style-name="P38" text:outline-level="2"><text:span text:style-name="T15">7.2 <text:s text:c="3"/></text:span>&lt;<text:span text:style-name="T14">cenário</text:span> <text:span text:style-name="T15">2</text:span>&gt;</text:h>
            </text:list-header>
          </text:list>
        </text:list-item>
        <text:list-item>
          <text:p text:style-name="P12"><text:span text:style-name="T5">O inquilino pode não realizar nenhuma proposta.</text:span></text:p>
        </text:list-item>
        <text:list-item>
          <text:p text:style-name="P12"><text:span text:style-name="T5">Até que ele se descadastre do site a sua rota não é finalizada.</text:span></text:p>
        </text:list-item>
      </text:list>
      <text:h text:style-name="P29" text:outline-level="1">P<text:span text:style-name="T16">ós-condição</text:span></text:h>
      <text:h text:style-name="P36" text:outline-level="2">&lt;p<text:span text:style-name="T16">ós-condição</text:span> 1&gt;</text:h>
      <text:list xml:id="list4277088767" text:style-name="L3">
        <text:list-item>
          <text:p text:style-name="P8">Usuário realiza cadastro no site.</text:p>
        </text:list-item>
        <text:list-item>
          <text:p text:style-name="P8">Usuário pode realizar cadastro de imóvel</text:p>
        </text:list-item>
        <text:list-item>
          <text:p text:style-name="P8">Usuário pode alugar um imóvel.</text:p>
        </text:list-item>
        <text:list-item>
          <text:p text:style-name="P8">As informações do imóvel podem ser atualizadas.</text:p>
        </text:list-item>
        <text:list-item>
          <text:p text:style-name="P8">As informações do imóvel podem ser deletadas.</text:p>
        </text:list-item>
        <text:list-item>
          <text:p text:style-name="P8">Usuário consegue alugar imóvel.</text:p>
        </text:list-item>
        <text:list-item>
          <text:p text:style-name="P8">Usuário pode descadastrar sua conta.</text:p>
        </text:list-item>
      </text:list>
      <text:h text:style-name="P35" text:outline-level="1">Requerimento Especial </text:h>
      <text:list xml:id="list1178175685" text:style-name="L4">
        <text:list-item>
          <text:p text:style-name="P24">O único requerimento que se tem é que o usuário para conseguir ter acesso a todo o sistema, precisa realizar o cadastro de usuário. </text:p>
        </text:list-item>
      </text:list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style:line-height-at-least="0.423cm" fo:orphans="0" fo:widows="0" fo:text-indent="-1.27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loext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0pt" style:font-size-asian="8.75pt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size="10pt" style:font-size-asian="8.75pt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>
      <style:text-properties fo:font-size="10pt" style:font-size-asian="8.75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7cm" fo:margin-left="-0.203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4.20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0pt" officeooo:rsid="0014557d" officeooo:paragraph-rsid="0014557d" style:font-size-asian="10pt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3" style:family="paragraph" style:parent-style-name="Standard"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officeooo:rsid="0014557d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Projeto de Engenharia de Software</text:p>
            </table:table-cell>
            <table:table-cell table:style-name="Tabela2.B1" office:value-type="string">
              <text:p text:style-name="MP2"/>
            </table:table-cell>
          </table:table-row>
          <table:table-row table:style-name="Tabela2.1">
            <table:table-cell table:style-name="Tabela2.A1" office:value-type="string">
              <text:p text:style-name="MP3">Use-case Specification </text:p>
            </table:table-cell>
            <table:table-cell table:style-name="Tabela2.B1" office:value-type="string">
              <text:p text:style-name="MP3"><text:s text:c="2"/>Date: <text:s/>&lt;<text:span text:style-name="MT1">30</text:span>/<text:span text:style-name="MT1">04</text:span>/<text:span text:style-name="MT1">21</text:span>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/>
            </table:table-cell>
            <table:table-cell table:style-name="Tabela1.A1" office:value-type="string">
              <text:p text:style-name="MP5"/>
            </table:table-cell>
            <table:table-cell table:style-name="Tabela1.A1" office:value-type="string">
              <text:p text:style-name="MP6"><text:span text:style-name="MT2">Page </text:span><text:span text:style-name="Page_20_Number"><text:span text:style-name="MT2"><text:page-number text:select-page="current">3</text:page-number></text:span></text:span><text:span text:style-name="Page_20_Number"><text:span text:style-name="MT2"><text:s/>of </text:span></text:span><text:span text:style-name="Page_20_Number"><text:span text:style-name="MT3"><text:page-count style:num-format="1">3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keyword/>
    <dc:description/>
    <meta:creation-date>2021-04-28T22:29:48.516257822</meta:creation-date>
    <dc:date>2021-05-02T16:07:26.296779234</dc:date>
    <meta:editing-cycles>16</meta:editing-cycles>
    <meta:generator>LibreOffice/6.0.7.3$Linux_X86_64 LibreOffice_project/00m0$Build-3</meta:generator>
    <meta:editing-duration>PT5H10M18S</meta:editing-duration>
    <meta:document-statistic meta:table-count="2" meta:image-count="0" meta:object-count="0" meta:page-count="3" meta:paragraph-count="62" meta:word-count="688" meta:character-count="4026" meta:non-whitespace-character-count="3419"/>
  </office:meta>
</office:document-meta>
</file>